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96021252751087065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032500561835313294"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44830128167683720"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6815231958101820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1624261257149250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98791726678484053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50993551031114010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037801977470680290"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470481" text:continue-list="list450993551031114010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6120536024415951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63946"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8601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490885"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470272"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6909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3605082870243405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573946232536206262"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72087952185085094"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1T17:25:08.63</dc:date>
    <dc:creator>James Lombardi</dc:creator>
    <meta:editing-duration>P10DT19H54M</meta:editing-duration>
    <meta:editing-cycles>953</meta:editing-cycles>
    <meta:generator>OpenOffice/4.1.2$Win32 OpenOffice.org_project/412m3$Build-9782</meta:generator>
    <meta:document-statistic meta:table-count="0" meta:image-count="9" meta:object-count="0" meta:page-count="106" meta:paragraph-count="2945" meta:word-count="32526" meta:character-count="166318"/>
  </office:meta>
</office:document-meta>
</file>